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officeooo:rsid="0005eec5" officeooo:paragraph-rsid="0005eec5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rsid="0005eec5" officeooo:paragraph-rsid="0005eec5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5eec5" officeooo:paragraph-rsid="0005eec5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weight="bold" officeooo:rsid="0005eec5" officeooo:paragraph-rsid="0005eec5" style:font-weight-asian="bold" style:font-weight-complex="bold"/>
    </style:style>
    <style:style style:name="T1" style:family="text">
      <style:text-properties fo:font-variant="normal" fo:text-transform="none" fo:color="#3c4043" loext:opacity="100%" style:font-name="Roboto" fo:font-size="10.5pt" fo:letter-spacing="normal" fo:font-style="normal"/>
    </style:style>
    <style:style style:name="T2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T3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elecciona entre 2 y 4 preguntas para resolver el cuestionario</text:span><text:line-break/><text:span text:style-name="T2">con base en las lecturas del curso.</text:span><text:line-break/><text:line-break/><text:span text:style-name="T2">1. El trabajo debe ser elaborado en un documento en formato word, por favor utilicen fuente en Arial o Times New Roman</text:span><text:line-break/><text:span text:style-name="T2">2.</text:span><text:line-break/><text:span text:style-name="T2">Es fundamental que incluya mínimo entre 10 y 12 citas textuales a lo</text:span><text:line-break/><text:span text:style-name="T2">largo del cuestionario.</text:span><text:line-break/><text:span text:style-name="T2">3. Puede tener una</text:span><text:line-break/><text:span text:style-name="T2">extensión de 6 a 10 cuartillas.</text:span><text:line-break/><text:span text:style-name="T2">4. El tamaño de la fuente debe ser de 12 puntos. </text:span><text:line-break/><text:span text:style-name="T2">5. El interlineado debe ser de 2 puntos y márgenes de 3 cm, laterales, superior e inferior. </text:span><text:line-break/><text:span text:style-name="T2">6. Notas a pie de página, por favor no las pongan al final del texto.</text:span><text:line-break/><text:span text:style-name="T2">7. Debe desglosar en el formato adecuado la bibliografía al final.</text:span><text:line-break/><text:span text:style-name="T2">8. Por favor, justifiquen los márgenes. Me pierdo al leer cuando no están justificados. Se los encargo mucho.</text:span><text:line-break/><text:line-break/><text:span text:style-name="T2">El</text:span><text:line-break/><text:span text:style-name="T2">aparato crítico utilicen estilo Chicago o Harvard preferentemente, pero</text:span><text:line-break/><text:span text:style-name="T2">si se les dificulta, utilicen el estilo que mejor manejen.</text:span><text:line-break/><text:line-break/><text:span text:style-name="T2">Aquí viene un manual de uso de Chicago: </text:span><text:a xlink:type="simple" xlink:href="https://biblioguias.uam.es/citar/estilo_chicago" office:target-frame-name="_blank" xlink:show="new" text:style-name="Internet_20_link" text:visited-style-name="Visited_20_Internet_20_Link">https://biblioguias.uam.es/citar/estilo_chicago</text:a><text:line-break/><text:span text:style-name="T2">Aquí uno de estilo Harvard: </text:span><text:a xlink:type="simple" xlink:href="https://www.te.gob.mx/eje/media/pdf/aa853979cf48923.pdf" office:target-frame-name="_blank" xlink:show="new" text:style-name="Internet_20_link" text:visited-style-name="Visited_20_Internet_20_Link">https://www.te.gob.mx/eje/media/pdf/aa853979cf48923.pdf</text:a><text:line-break/><text:span text:style-name="T2">Y aquí un tutorial en Youtube para usar estilo Chicago: </text:span><text:a xlink:type="simple" xlink:href="https://www.youtube.com/watch?v=QYvqm6pQ8u4&amp;t=974s" office:target-frame-name="_blank" xlink:show="new" text:style-name="Internet_20_link" text:visited-style-name="Visited_20_Internet_20_Link">https://www.youtube.com/watch?v=QYvqm6pQ8u4&amp;t=974s</text:a><text:line-break/><text:span text:style-name="T2">También adjunto el Manual de Procedimientos Editoriales de la Facultad.</text:span><text:line-break/><text:line-break/><text:span text:style-name="T2">PREGUNTAS</text:span><text:line-break/><text:span text:style-name="T2">2.Comenta los problemas abordados por Guy Debord en </text:span><text:span text:style-name="T3">La sociedad del espectáculo.</text:span><text:line-break/><text:span text:style-name="T2">8. ¿Cuál es la idea detrás de la arqueología travesti en Giuseppe Campuzano?</text:span><text:line-break/><text:span text:style-name="T2">9. ¿Qué es lo que Paul B. Preciado describe como la era farmacopornográfica en </text:span><text:span text:style-name="T3">Testo yonki</text:span><text:span text:style-name="T2">?</text:span></text:p>
      <text:p text:style-name="P1"><text:span text:style-name="T2"/></text:p>
      <text:p text:style-name="P2"><text:span text:style-name="T2">López Lugo Alan Israel</text:span></text:p>
      <text:p text:style-name="P2"><text:span text:style-name="T2"/></text:p>
      <text:p text:style-name="P5"><text:span text:style-name="T1">Examen Estetica</text:span></text:p>
      <text:p text:style-name="P3"><text:span text:style-name="T2"/></text:p>
      <text:p text:style-name="P4"><text:span text:style-name="T2">Aqui empieza el examen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5:07:30.773680824</meta:creation-date>
    <dc:date>2024-06-02T15:09:56.418769933</dc:date>
    <meta:editing-duration>PT2M26S</meta:editing-duration>
    <meta:editing-cycles>1</meta:editing-cycles>
    <meta:document-statistic meta:table-count="0" meta:image-count="0" meta:object-count="0" meta:page-count="1" meta:paragraph-count="4" meta:word-count="246" meta:character-count="1562" meta:non-whitespace-character-count="1314"/>
    <meta:generator>LibreOffice/24.2.3.2$Linux_X86_64 LibreOffice_project/420$Build-2</meta:generator>
  </office:meta>
</office:document-meta>
</file>